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height="false" fo:min-height="0.328cm" fo:min-width="0.056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height="false" fo:min-height="0.328cm" fo:min-width="0.054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height="false" fo:min-height="0.33cm" fo:min-width="0.054cm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height="false" fo:min-height="0.33cm" fo:min-width="0.056cm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61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574cm" svg:height="0.6cm" svg:x="9.529cm" svg:y="13.7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572cm" svg:height="0.6cm" svg:x="10.102cm" svg:y="13.74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572cm" svg:height="0.602cm" svg:x="10.674cm" svg:y="14.94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74cm" svg:height="0.602cm" svg:x="11.245cm" svg:y="14.94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572cm" svg:height="0.602cm" svg:x="10.102cm" svg:y="14.34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572cm" svg:height="0.602cm" svg:x="10.674cm" svg:y="14.34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3" draw:layer="layout" svg:width="1.11cm" svg:height="0.63cm" svg:x="10.732cm" svg:y="15.546cm">
            <draw:text-box>
              <text:p text:style-name="P2"><text:span text:style-name="T1">fig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27:25.096521574</meta:creation-date>
    <dc:date>2018-03-22T12:27:36.520451479</dc:date>
    <meta:editing-duration>PT11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